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PageArea.okToWriteR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PageArea.newPage( Rtf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tfPageArea.RtfPageArea( RtfFile f , 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